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c0e2c5" draw:textarea-horizontal-align="center" draw:textarea-vertical-align="middle"/>
    </style:style>
    <style:style style:name="gr2" style:family="graphic" style:parent-style-name="objectwithoutfill">
      <style:graphic-properties draw:fill="solid" draw:fill-color="#f4d5d6" draw:textarea-horizontal-align="center" draw:textarea-vertical-align="middle"/>
    </style:style>
    <style:style style:name="gr3" style:family="graphic" style:parent-style-name="objectwithoutfill">
      <style:graphic-properties draw:fill="solid" draw:fill-color="#f9feca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5" draw:id="id5" draw:layer="layout" svg:width="6.9cm" svg:height="1cm" svg:x="1cm" svg:y="2cm" draw:corner-radius="0.5cm">
          <draw:glue-point draw:id="4" svg:x="4.71cm" svg:y="4cm"/>
          <text:p text:style-name="P1">hu.ulx.lpsp.sharepoint</text:p>
        </draw:rect>
        <draw:rect draw:style-name="gr2" draw:text-style-name="P1" xml:id="id2" draw:id="id2" draw:layer="layout" svg:width="9cm" svg:height="1cm" svg:x="1cm" svg:y="6cm" draw:corner-radius="0.5cm">
          <text:p text:style-name="P1">hu.ulx.lpsp.comp.model</text:p>
        </draw:rect>
        <draw:rect draw:style-name="gr1" draw:text-style-name="P1" xml:id="id3" draw:id="id3" draw:layer="layout" svg:width="8.1cm" svg:height="1cm" svg:x="11.9cm" svg:y="2cm" draw:corner-radius="0.5cm">
          <text:p text:style-name="P1">hu.ulx.lpsp.comp</text:p>
        </draw:rect>
        <draw:rect draw:style-name="gr1" draw:text-style-name="P1" xml:id="id4" draw:id="id4" draw:layer="layout" svg:width="8.1cm" svg:height="1cm" svg:x="11.9cm" svg:y="9cm" draw:corner-radius="0.5cm">
          <text:p text:style-name="P1">hu.ulx.lpsp.comp.utils</text:p>
        </draw:rect>
        <draw:rect draw:style-name="gr3" draw:text-style-name="P1" xml:id="id1" draw:id="id1" draw:layer="layout" svg:width="7.5cm" svg:height="1cm" svg:x="8.1cm" svg:y="4cm" draw:corner-radius="0.5cm">
          <text:p text:style-name="P1">hu.ulx.lpsp.comp.ui</text:p>
        </draw:rect>
        <draw:line draw:style-name="gr4" draw:text-style-name="P1" draw:layer="layout" svg:x1="7cm" svg:y1="6cm" svg:x2="7cm" svg:y2="3cm">
          <text:p/>
        </draw:line>
        <draw:connector draw:style-name="gr4" draw:text-style-name="P1" draw:layer="layout" draw:line-skew="0.399cm" svg:x1="11.85cm" svg:y1="5cm" svg:x2="5.5cm" svg:y2="7cm" draw:start-shape="id1" draw:start-glue-point="2" draw:end-shape="id2" draw:end-glue-point="2" svg:d="m11850 5000v2900h-6350v-900">
          <text:p/>
        </draw:connector>
        <draw:connector draw:style-name="gr4" draw:text-style-name="P1" draw:layer="layout" svg:x1="15.95cm" svg:y1="3cm" svg:x2="15.95cm" svg:y2="9cm" draw:start-shape="id3" draw:start-glue-point="2" draw:end-shape="id4" draw:end-glue-point="0" svg:d="m15950 3000v6000">
          <text:p/>
        </draw:connector>
        <draw:connector draw:style-name="gr5" draw:text-style-name="P1" draw:layer="layout" svg:x1="11.9cm" svg:y1="2.5cm" svg:x2="7.9cm" svg:y2="2.5cm" draw:start-shape="id3" draw:start-glue-point="3" draw:end-shape="id5" svg:d="m11900 2500h-4000">
          <text:p/>
        </draw:connector>
        <draw:connector draw:style-name="gr5" draw:text-style-name="P1" draw:layer="layout" draw:type="lines" draw:line-skew="0.501cm -0.601cm" svg:x1="8.1cm" svg:y1="4.5cm" svg:x2="7.699cm" svg:y2="2.9cm" draw:start-shape="id1" draw:start-glue-point="3" draw:end-shape="id5" draw:end-glue-point="4" svg:d="m8100 4500v0l-401-1600v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20:58:10</dc:date>
    <meta:editing-duration>PT35M30S</meta:editing-duration>
    <meta:editing-cycles>20</meta:editing-cycles>
    <meta:generator>LibreOffice/3.4$Unix LibreOffice_project/340m1$Build-203</meta:generator>
    <meta:document-statistic meta:object-count="10"/>
  </office:meta>
</office:document-meta>
</file>